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Fuentedepárrafopredeter." style:family="text">
      <style:text-properties fo:font-size="18pt" style:font-size-asian="18pt" style:font-size-complex="18pt"/>
    </style:style>
    <style:style style:name="P10" style:parent-style-name="Normal" style:family="paragraph">
      <style:text-properties text:display="none"/>
    </style:style>
    <style:style style:name="P11" style:parent-style-name="Normal" style:family="paragraph">
      <style:text-properties text:display="none"/>
    </style:style>
  </office:automatic-styles>
  <office:body>
    <office:text text:use-soft-page-breaks="true">
      <text:p text:style-name="P1">Dadas las siguientes tablas definidas para el <text:a office:title="Modelo Relacional" xlink:href="https://aulasvirtuales.educastur.es/mod/resource/view.php?id=712273" office:target-frame-name="_top" xlink:show="replace"><text:span text:style-name="Hipervínculo">modelo relacional</text:span></text:a>:</text:p>
      <text:p text:style-name="Normal"><text:span text:style-name="T2">PEATONES</text:span> (<text:span text:style-name="T3">dni</text:span>, nombre, edad)</text:p>
      <text:p text:style-name="Normal"><text:span text:style-name="T4">COCHES</text:span> (<text:span text:style-name="T5">matricula</text:span>, marca, modelo)</text:p>
      <text:p text:style-name="Normal"><text:span text:style-name="T6">ATROPELLADOS</text:span> (<text:span text:style-name="T7">dni, matricula</text:span>) donde {dni} referencia PEATONES y {matricula} referencia COCHES</text:p>
      <text:p text:style-name="Normal">Indique que operación en <text:a office:title="Algebra Relacional" xlink:href="https://aulasvirtuales.educastur.es/mod/resource/view.php?id=712301" office:target-frame-name="_top" xlink:show="replace"><text:span text:style-name="Hipervínculo">algebra relacional</text:span></text:a> se debe hacer para:</text:p>
      <text:p text:style-name="P8">Mostrar los nombres y la edad de los peatones cuya edad es mayor o igual a 20 y menor o igual a 30 años</text:p>
      <text:p text:style-name="Normal"><text:span text:style-name="T9">σedad&lt;=30 and edad&gt;=20 (Πnombre, edad (PEATONES))</text:span></text:p>
      <text:p text:style-name="Normal"/>
      <text:p text:style-name="P10">Principio del formulario</text:p>
      <text:p text:style-name="P11">Final del formulari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delmarcadordeposición" style:display-name="Texto del marcador de posición" style:family="text" style:parent-style-name="Fuentedepárrafopredeter.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5-11-28T16:12:00Z</meta:creation-date>
    <dc:date>2025-11-28T16:12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8" meta:character-count="706" meta:row-count="4" meta:non-whitespace-character-count="599"/>
  </office:meta>
</office:document-meta>
</file>